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2d59" officeooo:paragraph-rsid="00032d59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Pagination<text:line-break/></text:span><text:line-break/>Steps:<text:line-break/>1. Go to the “Sklep” tab</text:p>
      <text:p text:style-name="P1">2. Click on pagination</text:p>
      <text:p text:style-name="P1"/>
      <text:p text:style-name="P1"><text:span text:style-name="T1">Expected result:</text:span> User is redirected to the second page of clothes 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6T08:32:08.652029089</meta:creation-date>
    <dc:date>2025-01-16T08:34:25.933247010</dc:date>
    <meta:editing-duration>PT2M18S</meta:editing-duration>
    <meta:editing-cycles>1</meta:editing-cycles>
    <meta:document-statistic meta:table-count="0" meta:image-count="0" meta:object-count="0" meta:page-count="1" meta:paragraph-count="3" meta:word-count="23" meta:character-count="131" meta:non-whitespace-character-count="109"/>
    <meta:generator>LibreOffice/7.3.7.2$Linux_X86_64 LibreOffice_project/30$Build-2</meta:generator>
  </office:meta>
</office:document-meta>
</file>